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B6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none" fo:border-bottom="0.035cm solid #000000" fo:vertical-align="center">
        <style:background-image/>
      </style:table-cell-properties>
    </style:style>
    <style:style style:name="Table1.A8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Times New Roman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1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1" fo:language="en" fo:country="GB" style:font-name-complex="Times New Roman1"/>
    </style:style>
    <style:style style:name="P11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12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14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 style:language-complex="he" style:country-complex="IL"/>
    </style:style>
    <style:style style:name="P18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20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margin-top="0.423cm" fo:margin-bottom="0.212cm" fo:line-height="100%" fo:text-align="start" style:justify-single-word="false" fo:break-before="pag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margin-top="0cm" fo:margin-bottom="0.212cm" fo:line-height="100%" fo:text-align="start" style:justify-single-word="false" style:writing-mode="lr-tb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font-style="normal" style:text-underline-style="none" fo:font-weight="normal" style:text-underline-mode="continuous" style:text-overline-mode="continuous" style:text-line-through-mode="continuous" fo:background-color="transparent" style:font-name-asian="Times New Roman" style:font-style-asian="normal" style:font-name-complex="Times New Roman" style:font-style-complex="normal"/>
    </style:style>
    <style:style style:name="T5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6" style:family="text">
      <style:text-properties style:use-window-font-color="true" fo:font-size="14pt" fo:font-weight="normal" fo:background-color="transparent" style:font-name-asian="Times New Roman"/>
    </style:style>
    <style:style style:name="T7" style:family="text">
      <style:text-properties style:use-window-font-color="true" fo:font-size="14pt" fo:font-weight="normal" fo:background-color="#ff3366" style:font-name-asian="Times New Roman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martPropoPlus</text:p>
      <text:p text:style-name="P12">Version 3.3.9</text:p>
      <text:p text:style-name="P13">Goal:</text:p>
      <text:p text:style-name="P22">Native Vista/Windows7, Bug fixes, simplify installation</text:p>
      <text:p text:style-name="P1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ta/W7: Support all sample rates </text:p>
          </table:table-cell>
          <table:table-cell table:style-name="Table1.A1" office:value-type="string">
            <text:p text:style-name="P6">Done</text:p>
          </table:table-cell>
          <table:table-cell table:style-name="Table1.A1" office:value-type="string">
            <text:p text:style-name="P8">At revision: 146</text:p>
          </table:table-cell>
        </table:table-row>
        <table:table-row>
          <table:table-cell table:style-name="Table1.A2" office:value-type="string">
            <text:p text:style-name="P5">Change version number</text:p>
          </table:table-cell>
          <table:table-cell table:style-name="Table1.A2" office:value-type="string">
            <text:p text:style-name="P6">Done</text:p>
          </table:table-cell>
          <table:table-cell table:style-name="Table1.A2" office:value-type="string">
            <text:p text:style-name="P8">At revision: 168</text:p>
          </table:table-cell>
        </table:table-row>
        <table:table-row>
          <table:table-cell table:style-name="Table1.A2" office:value-type="string">
            <text:p text:style-name="P5">Clean memory leak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">Unify XP/Vista/Win7 versions</text:p>
          </table:table-cell>
          <table:table-cell table:style-name="Table1.A2" office:value-type="string">
            <text:p text:style-name="P6">Fixe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5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9">Tag: 3.3.9-G02-MixerSwitching</text:p>
          </table:table-cell>
        </table:table-row>
        <table:table-row>
          <table:covered-table-cell/>
          <table:table-cell table:style-name="Table1.B6" office:value-type="string">
            <text:p text:style-name="P7">Vista</text:p>
          </table:table-cell>
          <table:table-cell table:style-name="Table1.B6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10"><text:span text:style-name="T6">Spelling: Message after 'Audio Report'- “It is on your Des</text:span><text:span text:style-name="T7">c</text:span><text:span text:style-name="T6">top”</text:span></text:p>
          </table:table-cell>
          <table:table-cell table:style-name="Table1.A2" office:value-type="string">
            <text:p text:style-name="P6">Fixed</text:p>
          </table:table-cell>
          <table:table-cell table:style-name="Table1.A2" office:value-type="string">
            <text:p text:style-name="P8">At revision: 169</text:p>
          </table:table-cell>
        </table:table-row>
        <table:table-row>
          <table:table-cell table:style-name="Table1.A8" office:value-type="string">
            <text:p text:style-name="P5">Bug: Global Memory is not created when stating GUI with PPJoy check-box unchecked.</text:p>
          </table:table-cell>
          <table:table-cell table:style-name="Table1.A8" office:value-type="string">
            <text:p text:style-name="P6">Fixed?</text:p>
          </table:table-cell>
          <table:table-cell table:style-name="Table1.A8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5">Bug: On W7: <text:s/>Balloon "Audio Source" is null text.</text:p>
          </table:table-cell>
          <table:table-cell table:style-name="Table1.A2" office:value-type="string">
            <text:p text:style-name="P16">Fixed</text:p>
          </table:table-cell>
          <table:table-cell table:style-name="Table1.A2" office:value-type="string">
            <text:p text:style-name="P18">At revision: 143</text:p>
          </table:table-cell>
        </table:table-row>
        <table:table-row>
          <table:table-cell table:style-name="Table1.B6" office:value-type="string">
            <text:p text:style-name="P15">Improve WASAPI messages: Error code &amp; message + interface name when required</text:p>
          </table:table-cell>
          <table:table-cell table:style-name="Table1.B6" office:value-type="string">
            <text:p text:style-name="P17">Done <text:span text:style-name="T8">(not Tested)</text:span></text:p>
          </table:table-cell>
          <table:table-cell table:style-name="Table1.B6" office:value-type="string">
            <text:p text:style-name="P18">At revision: 145</text:p>
          </table:table-cell>
        </table:table-row>
      </table:table>
      <text:p text:style-name="P13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pdate 'News'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Upload new version + RN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Acknowledgements to Matthew Morrison <text:s/>for his new filter</text:p>
          </table:table-cell>
          <table:table-cell table:style-name="Table2.A2" office:value-type="string">
            <text:p text:style-name="P4"/>
          </table:table-cell>
        </table:table-row>
      </table:table>
      <text:p text:style-name="P13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1">Prevent installation of generic version unless PPJoy </text:span><text:span text:style-name="T2">already</text:span><text:span text:style-name="T4"> i</text:span><text:span text:style-name="T1">nstalled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"><text:span text:style-name="T1">Prevent installation of FMS version unless FMS </text:span><text:span text:style-name="T2">already</text:span><text:span text:style-name="T5"> </text:span><text:span text:style-name="T1">installed</text:span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Support Windows 7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Enable wiping of all registry entries on un-installation.</text:p>
          </table:table-cell>
          <table:table-cell table:style-name="Table3.A2" office:value-type="string">
            <text:p text:style-name="P4"/>
          </table:table-cell>
        </table:table-row>
      </table:table>
      <text:p text:style-name="P14"/>
      <text:p text:style-name="P12"/>
      <text:p text:style-name="P21">Version 3.3.7</text:p>
      <text:p text:style-name="P13">Goal:</text:p>
      <text:p text:style-name="P1"><text:span text:style-name="T1">Add support to Walkera WK-2401 </text:span><text:span text:style-name="T3">PPM</text:span></text:p>
      <text:p text:style-name="P2">Fix minor bugs in 3.3.6</text:p>
      <text:p text:style-name="P4"/>
      <text:p text:style-name="P13">Lis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dd PPM (WK-2401) to list</text:p>
          </table:table-cell>
          <table:table-cell table:style-name="Table4.A1" office:value-type="string">
            <text:p text:style-name="P3">Done</text:p>
          </table:table-cell>
        </table:table-row>
        <table:table-row>
          <table:table-cell table:style-name="Table4.A1" office:value-type="string">
            <text:p text:style-name="P2">Change version number</text:p>
          </table:table-cell>
          <table:table-cell table:style-name="Table4.A1" office:value-type="string">
            <text:p text:style-name="P3">Done</text:p>
          </table:table-cell>
        </table:table-row>
      </table:table>
      <text:p text:style-name="P4"/>
      <text:p text:style-name="P13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pdate 'News'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Upload new version + RN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Add acknowledges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Inform forums including Walkera forums</text:p>
          </table:table-cell>
          <table:table-cell table:style-name="Table5.A1" office:value-type="string">
            <text:p text:style-name="P3">Don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30T21:57:17.96</dc:date>
    <dc:creator>שאול איזיקוביץ</dc:creator>
    <meta:editing-duration>PT45H15M16S</meta:editing-duration>
    <meta:editing-cycles>16</meta:editing-cycles>
    <meta:generator>OpenOffice.org/3.2$Win32 OpenOffice.org_project/320m12$Build-9483</meta:generator>
    <meta:document-statistic meta:table-count="5" meta:image-count="0" meta:object-count="0" meta:page-count="2" meta:paragraph-count="57" meta:word-count="196" meta:character-count="1230"/>
  </office:meta>
</office:document-meta>
</file>